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9.004cm" svg:x="5.699cm" svg:y="0.425cm">
            <draw:object draw:notify-on-update-of-ranges="Sheet1.A1:Sheet1.A8 Sheet1.B1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5.507cm" svg:y="9.881cm">
            <draw:object draw:notify-on-update-of-ranges="Sheet1.A23:Sheet1.A39 Sheet1.B23:Sheet1.B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14" calcext:value-type="float">
            <text:p>55,14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8.47" calcext:value-type="float">
            <text:p>18,4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5.02" calcext:value-type="float">
            <text:p>15,02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6.89" calcext:value-type="float">
            <text:p>6,89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8.24" calcext:value-type="float">
            <text:p>8,2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.49" calcext:value-type="float">
            <text:p>5,4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 for 20M:</text:p>
          </table:table-cell>
          <table:table-cell office:value-type="float" office:value="0.01717932" calcext:value-type="float">
            <text:p>0,01717932</text:p>
          </table:table-cell>
        </table:table-row>
        <table:table-row table:style-name="ro1">
          <table:table-cell office:value-type="string" calcext:value-type="string">
            <text:p>rounded:</text:p>
          </table:table-cell>
          <table:table-cell table:formula="of:=ROUND([.B10]; 3)" office:value-type="float" office:value="0.017" calcext:value-type="float">
            <text:p>0,017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1.93" calcext:value-type="float">
            <text:p>61,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54" calcext:value-type="float">
            <text:p>51,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01" calcext:value-type="float">
            <text:p>39,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15" calcext:value-type="float">
            <text:p>26,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48" calcext:value-type="float">
            <text:p>25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08" calcext:value-type="float">
            <text:p>21,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45" calcext:value-type="float">
            <text:p>16,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53" calcext:value-type="float">
            <text:p>13,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26" calcext:value-type="float">
            <text:p>11,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45" calcext:value-type="float">
            <text:p>9,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63" calcext:value-type="float">
            <text:p>6,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 for 20M:</text:p>
          </table:table-cell>
          <table:table-cell office:value-type="float" office:value="4.887726" calcext:value-type="float">
            <text:p>4,887726</text:p>
          </table:table-cell>
        </table:table-row>
        <table:table-row table:style-name="ro1">
          <table:table-cell office:value-type="string" calcext:value-type="string">
            <text:p>rounded:</text:p>
          </table:table-cell>
          <table:table-cell table:formula="of:=ROUND([.B41]; 1)" office:value-type="float" office:value="4.9" calcext:value-type="float">
            <text:p>4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1T10:17:30.577483826</meta:creation-date>
    <dc:date>2020-05-11T11:14:16.202306753</dc:date>
    <meta:editing-duration>PT27M2S</meta:editing-duration>
    <meta:editing-cycles>1</meta:editing-cycles>
    <meta:document-statistic meta:table-count="1" meta:cell-count="58" meta:object-count="2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147cm" svg:y="4.203cm" style:legend-expansion="high" chart:style-name="ch2"/>
        <chart:plot-area chart:style-name="ch3" table:cell-range-address="Sheet1.A1:Sheet1.B8" svg:x="0.293cm" svg:y="0.285cm" svg:width="12.507cm" svg:height="8.644cm">
          <chartooo:coordinate-region svg:x="0.914cm" svg:y="0.484cm" svg:width="11.55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</svg:desc>
                </draw:g>
              </table:table-cell>
              <table:table-cell office:value-type="float" office:value="55.14">
                <text:p>55.14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.23">
                <text:p>2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23:Sheet1.B39" svg:x="0.347cm" svg:y="0.389cm" svg:width="12.504cm" svg:height="8.643cm">
          <chartooo:coordinate-region svg:x="0.968cm" svg:y="0.588cm" svg:width="11.69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39" chart:class="chart:scatter">
            <chart:domain table:cell-range-address="Sheet1.A23:Sheet1.A39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3:Sheet1.A39</svg:desc>
                </draw:g>
              </table:table-cell>
              <table:table-cell office:value-type="float" office:value="61.93">
                <text:p>61.93</text:p>
                <draw:g>
                  <svg:desc>Sheet1.B23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.01">
                <text:p>39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